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2.418cm"/>
    </style:style>
    <style:style style:name="co5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ce6"/>
        <table:table-column table:style-name="co5" table:default-cell-style-name="Default"/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Text detected</text:p>
          </table:table-cell>
          <table:table-cell table:style-name="ce5" office:value-type="string" calcext:value-type="string">
            <text:p>OCR Text</text:p>
          </table:table-cell>
          <table:table-cell table:style-name="ce5" office:value-type="string" calcext:value-type="string">
            <text:p>Actual Text</text:p>
          </table:table-cell>
          <table:table-cell table:style-name="ce5" office:value-type="string" calcext:value-type="string">
            <text:p>Levenshtein</text:p>
          </table:table-cell>
          <table:table-cell table:style-name="ce5" office:value-type="string" calcext:value-type="string">
            <text:p>Gestal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nstliche Intelligenz</text:p>
          </table:table-cell>
          <table:table-cell office:value-type="string" calcext:value-type="string">
            <text:p>Künstliche Intelligenz</text:p>
          </table:table-cell>
          <table:table-cell table:number-columns-repeated="2" office:value-type="float" office:value="0.954" calcext:value-type="float">
            <text:p>0.95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VIDEO CAMER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iunstliche Intelligenz</text:p>
          </table:table-cell>
          <table:table-cell office:value-type="string" calcext:value-type="string">
            <text:p>Künstliche Intelligenz</text:p>
          </table:table-cell>
          <table:table-cell office:value-type="float" office:value="0.913" calcext:value-type="float">
            <text:p>0.913</text:p>
          </table:table-cell>
          <table:table-cell office:value-type="float" office:value="0.933" calcext:value-type="float">
            <text:p>0.933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erkleine DUDEN???</text:p>
          </table:table-cell>
          <table:table-cell office:value-type="string" calcext:value-type="string">
            <text:p>Der kleine DUDEN</text:p>
          </table:table-cell>
          <table:table-cell office:value-type="float" office:value="0.777" calcext:value-type="float">
            <text:p>0.777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number-columns-repeated="2" office:value-type="string" calcext:value-type="string">
            <text:p>VIDEO CAMERA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Kerithold</text:p>
          </table:table-cell>
          <table:table-cell office:value-type="string" calcext:value-type="string">
            <text:p>Kerrygold BUTTER</text:p>
          </table:table-cell>
          <table:table-cell office:value-type="float" office:value="0.375" calcext:value-type="float">
            <text:p>0.375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NKER maximum secep</text:p>
          </table:table-cell>
          <table:table-cell office:value-type="string" calcext:value-type="string">
            <text:p>ANKER MAXIMUM SPEED</text:p>
          </table:table-cell>
          <table:table-cell office:value-type="float" office:value="0.842" calcext:value-type="float">
            <text:p>0.842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table:number-columns-repeated="2"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Englisch ch Poutsch Englisch Ku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string" calcext:value-type="string">
            <text:p>Langkorn Spitzenrei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Englisch-Deutsch Kiinstliche Intelligenz</text:p>
          </table:table-cell>
          <table:table-cell office:value-type="string" calcext:value-type="string">
            <text:p>Englisch-Deutsch Deutsch-Englisch Künstliche Intelligenz</text:p>
          </table:table-cell>
          <table:table-cell office:value-type="float" office:value="0.678" calcext:value-type="float">
            <text:p>0.678</text:p>
          </table:table-cell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icHT cros°</text:p>
          </table:table-cell>
          <table:table-cell office:value-type="string" calcext:value-type="string">
            <text:p>Leicht &amp; Cross</text:p>
          </table:table-cell>
          <table:table-cell office:value-type="float" office:value="0.642" calcext:value-type="float">
            <text:p>0.642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UML IN A NUSTHELL</text:p>
          </table:table-cell>
          <table:table-cell office:value-type="string" calcext:value-type="string">
            <text:p>UML IN A NUTSHEL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Der kleine DUD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AVERAGE([.F3:.F77])" office:value-type="float" office:value="0.882470588235294" calcext:value-type="float">
            <text:p>0.882470588235294</text:p>
          </table:table-cell>
          <table:table-cell table:formula="of:=AVERAGE([.G3:.G77])" office:value-type="float" office:value="0.912117647058824" calcext:value-type="float">
            <text:p>0.912117647058824</text:p>
          </table:table-cell>
          <table:table-cell office:value-type="string" calcext:value-type="string">
            <text:p>Average of detected</text:p>
          </table:table-cell>
        </table:table-row>
        <table:table-row table:style-name="ro1">
          <table:table-cell table:number-columns-repeated="5"/>
          <table:table-cell table:formula="of:=SUM([.F3:.F77])/75" office:value-type="float" office:value="0.200026666666667" calcext:value-type="float">
            <text:p>0.200026666666667</text:p>
          </table:table-cell>
          <table:table-cell table:formula="of:=SUM([.G3:.G77])/75" office:value-type="float" office:value="0.206746666666667" calcext:value-type="float">
            <text:p>0.206746666666667</text:p>
          </table:table-cell>
          <table:table-cell office:value-type="string" calcext:value-type="string">
            <text:p>Average of 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1:04:10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4T15:32:20.652000000</dc:date>
    <meta:editing-duration>PT1H59M31S</meta:editing-duration>
    <meta:editing-cycles>54</meta:editing-cycles>
    <meta:document-statistic meta:table-count="1" meta:cell-count="213" meta:object-count="0"/>
  </office:meta>
</office:document-meta>
</file>